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ellipse draw:name="arc270to45" draw:style-name="gr1" draw:text-style-name="P1" draw:layer="layout" svg:width="24cm" svg:height="8cm" svg:x="2cm" svg:y="2cm" draw:kind="arc" draw:start-angle="270" draw:end-angle="45">
          <text:p/>
        </draw:ellips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ellipse draw:name="cut180to270" draw:style-name="gr1" draw:text-style-name="P1" draw:layer="layout" svg:width="24cm" svg:height="8cm" svg:x="2cm" svg:y="2cm" draw:kind="cut" draw:start-angle="180" draw:end-angle="270">
          <text:p/>
        </draw:ellips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ellipse draw:name="section30to120" draw:style-name="gr3" draw:text-style-name="P3" draw:layer="layout" svg:width="24cm" svg:height="8cm" svg:x="2cm" svg:y="2cm" draw:kind="section" draw:start-angle="30" draw:end-angle="120">
          <text:p/>
        </draw:ellips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9T19:40:30.340000000</meta:creation-date>
    <dc:date>2019-08-19T19:48:20.185000000</dc:date>
    <meta:editing-duration>PT7M53S</meta:editing-duration>
    <meta:editing-cycles>1</meta:editing-cycles>
    <meta:generator>BforCommit/6.4.0.0.alpha0$Windows_X86_64 LibreOffice_project/9a97a26511584f41c3753fa9536e1c4a8dce637a</meta:generator>
    <meta:document-statistic meta:object-count="30"/>
  </office:meta>
</office:document-meta>
</file>